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1- SAIC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38664">
            <text:p>45.38664</text:p>
          </table:table-cell>
          <table:table-cell table:formula="of:=[.B2]+[.C2]/60+[.D2]/3600" office:value-type="float" office:value="42.6792740666667">
            <text:p>42.6792740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23746">
            <text:p>43.23746</text:p>
          </table:table-cell>
          <table:table-cell table:formula="of:=-([.F2]+[.G2]/60+[.H2]/3600)" office:value-type="float" office:value="-83.1953437388889">
            <text:p>-83.1953437389</text:p>
          </table:table-cell>
        </table:table-row>
        <table:table-row table:style-name="ro1">
          <table:table-cell office:value-type="string">
            <text:p>2- Oakland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13943">
            <text:p>46.13943</text:p>
          </table:table-cell>
          <table:table-cell table:formula="of:=[.B3]+[.C3]/60+[.D3]/3600" office:value-type="float" office:value="42.679483175">
            <text:p>42.67948317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65982">
            <text:p>42.65982</text:p>
          </table:table-cell>
          <table:table-cell table:formula="of:=-([.F3]+[.G3]/60+[.H3]/3600)" office:value-type="float" office:value="-83.1951832833333">
            <text:p>-83.1951832833</text:p>
          </table:table-cell>
        </table:table-row>
        <table:table-row table:style-name="ro1">
          <table:table-cell office:value-type="string">
            <text:p>3- AUVSI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39862">
            <text:p>46.39862</text:p>
          </table:table-cell>
          <table:table-cell table:formula="of:=[.B4]+[.C4]/60+[.D4]/3600" office:value-type="float" office:value="42.6795551722222">
            <text:p>42.67955517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54334">
            <text:p>41.54334</text:p>
          </table:table-cell>
          <table:table-cell table:formula="of:=-([.F4]+[.G4]/60+[.H4]/3600)" office:value-type="float" office:value="-83.19487315">
            <text:p>-83.19487315</text:p>
          </table:table-cell>
        </table:table-row>
        <table:table-row table:style-name="ro1">
          <table:table-cell office:value-type="string">
            <text:p>4- TARDEK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22075">
            <text:p>45.22075</text:p>
          </table:table-cell>
          <table:table-cell table:formula="of:=[.B5]+[.C5]/60+[.D5]/3600" office:value-type="float" office:value="42.6792279861111">
            <text:p>42.679227986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919">
            <text:p>41.9919</text:p>
          </table:table-cell>
          <table:table-cell table:formula="of:=-([.F5]+[.G5]/60+[.H5]/3600)" office:value-type="float" office:value="-83.19499775">
            <text:p>-83.19499775</text:p>
          </table:table-cell>
        </table:table-row>
        <table:table-row table:style-name="ro1">
          <table:table-cell office:value-type="string">
            <text:p>5- CHEOK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6854">
            <text:p>44.6854</text:p>
          </table:table-cell>
          <table:table-cell table:formula="of:=[.B6]+[.C6]/60+[.D6]/3600" office:value-type="float" office:value="42.6790792777778">
            <text:p>42.6790792778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4459">
            <text:p>41.94459</text:p>
          </table:table-cell>
          <table:table-cell table:formula="of:=-([.F6]+[.G6]/60+[.H6]/3600)" office:value-type="float" office:value="-83.1949846083333">
            <text:p>-83.1949846083</text:p>
          </table:table-cell>
        </table:table-row>
        <table:table-row table:style-name="ro1">
          <table:table-cell office:value-type="string">
            <text:p>6- LAN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46501">
            <text:p>44.46501</text:p>
          </table:table-cell>
          <table:table-cell table:formula="of:=[.B7]+[.C7]/60+[.D7]/3600" office:value-type="float" office:value="42.6790180583333">
            <text:p>42.679018058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18656">
            <text:p>43.18656</text:p>
          </table:table-cell>
          <table:table-cell table:formula="of:=-([.F7]+[.G7]/60+[.H7]/3600)" office:value-type="float" office:value="-83.1953296">
            <text:p>-83.1953296</text:p>
          </table:table-cell>
        </table:table-row>
        <table:table-row table:style-name="ro1">
          <table:table-cell office:value-type="string">
            <text:p>7- SOD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73435">
            <text:p>43.73435</text:p>
          </table:table-cell>
          <table:table-cell table:formula="of:=[.B8]+[.C8]/60+[.D8]/3600" office:value-type="float" office:value="42.6788150972222">
            <text:p>42.678815097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5093">
            <text:p>42.5093</text:p>
          </table:table-cell>
          <table:table-cell table:formula="of:=-([.F8]+[.G8]/60+[.H8]/3600)" office:value-type="float" office:value="-83.1951414722222">
            <text:p>-83.1951414722</text:p>
          </table:table-cell>
        </table:table-row>
        <table:table-row table:style-name="ro1">
          <table:table-cell office:value-type="string">
            <text:p>8- TACOM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.51473">
            <text:p>43.51473</text:p>
          </table:table-cell>
          <table:table-cell table:formula="of:=[.B9]+[.C9]/60+[.D9]/3600" office:value-type="float" office:value="42.6787540916667">
            <text:p>42.678754091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42353">
            <text:p>41.42353</text:p>
          </table:table-cell>
          <table:table-cell table:formula="of:=-([.F9]+[.G9]/60+[.H9]/3600)" office:value-type="float" office:value="-83.1948398694444">
            <text:p>-83.194839869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22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5T23:27:05</meta:creation-date>
    <meta:editing-duration>PT8H56M20S</meta:editing-duration>
    <meta:editing-cycles>6</meta:editing-cycles>
    <meta:generator>LibreOffice/3.4$Unix LibreOffice_project/340m1$Build-402</meta:generator>
    <dc:date>2012-05-11T22:08:09</dc:date>
    <dc:creator>Jomegatron </dc:creator>
    <meta:document-statistic meta:table-count="3" meta:cell-count="75" meta:object-count="0"/>
  </office:meta>
</office:document-meta>
</file>